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445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6in"/>
    </style:style>
    <style:style style:name="co6" style:family="table-column">
      <style:table-column-properties fo:break-before="auto" style:column-width="0.904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del_analysis" table:style-name="ta1">
        <table:shapes>
          <draw:frame draw:z-index="0" draw:style-name="gr1" draw:text-style-name="P1" svg:width="6.2988in" svg:height="3.5429in" svg:x="0.0217in" svg:y="1.8453in">
            <draw:object draw:notify-on-update-of-ranges="model_analysis.A2:model_analysis.A10 model_analysis.F2:model_analysis.F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2346in" svg:y="1.8173in">
            <draw:object draw:notify-on-update-of-ranges="model_analysis.A2:model_analysis.A10 model_analysis.G2:model_analysis.G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in" svg:y="5.3799in">
            <draw:object draw:notify-on-update-of-ranges="model_analysis.A2:model_analysis.A10 model_analysis.H2:model_analysis.H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6.3114in" svg:y="5.4291in">
            <draw:object draw:notify-on-update-of-ranges="model_analysis.A2:model_analysis.A10 model_analysis.I2:model_analysis.I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<text:s/>triangle count</text:p>
          </table:table-cell>
          <table:table-cell office:value-type="string" calcext:value-type="string">
            <text:p><text:s/>X dimension</text:p>
          </table:table-cell>
          <table:table-cell office:value-type="string" calcext:value-type="string">
            <text:p><text:s/>Y dimension</text:p>
          </table:table-cell>
          <table:table-cell office:value-type="string" calcext:value-type="string">
            <text:p><text:s/>Z dimension</text:p>
          </table:table-cell>
          <table:table-cell office:value-type="string" calcext:value-type="string">
            <text:p><text:s/>triangle area</text:p>
          </table:table-cell>
          <table:table-cell office:value-type="string" calcext:value-type="string">
            <text:p><text:s/>triangle ratio</text:p>
          </table:table-cell>
          <table:table-cell office:value-type="string" calcext:value-type="string">
            <text:p><text:s/>bbox area</text:p>
          </table:table-cell>
          <table:table-cell office:value-type="string" calcext:value-type="string">
            <text:p><text:s/>bbox ratio</text:p>
          </table:table-cell>
          <table:table-cell office:value-type="string" calcext:value-type="string">
            <text:p>total tri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9905" calcext:value-type="float">
            <text:p>9905</text:p>
          </table:table-cell>
          <table:table-cell office:value-type="float" office:value="22.2530193328857" calcext:value-type="float">
            <text:p>22.2530193328857</text:p>
          </table:table-cell>
          <table:table-cell office:value-type="float" office:value="22.2329998016357" calcext:value-type="float">
            <text:p>22.2329998016357</text:p>
          </table:table-cell>
          <table:table-cell office:value-type="float" office:value="8.53384304046631" calcext:value-type="float">
            <text:p>8.53384304046631</text:p>
          </table:table-cell>
          <table:table-cell office:value-type="float" office:value="0.0780201599223751" calcext:value-type="float">
            <text:p>0.078020159922375</text:p>
          </table:table-cell>
          <table:table-cell office:value-type="float" office:value="0.000157695691123262" calcext:value-type="float">
            <text:p>0.000157695691123</text:p>
          </table:table-cell>
          <table:table-cell office:value-type="float" office:value="0.937915374474924" calcext:value-type="float">
            <text:p>0.937915374474924</text:p>
          </table:table-cell>
          <table:table-cell office:value-type="float" office:value="0.00189573071037168" calcext:value-type="float">
            <text:p>0.001895730710372</text:p>
          </table:table-cell>
          <table:table-cell table:formula="of:=[.F2]*[.B2]" office:value-type="float" office:value="772.789684031126" calcext:value-type="float">
            <text:p>772.789684031126</text:p>
          </table:table-cell>
        </table:table-row>
        <table:table-row table:style-name="ro1">
          <table:table-cell office:value-type="string" calcext:value-type="string">
            <text:p>puppy</text:p>
          </table:table-cell>
          <table:table-cell office:value-type="float" office:value="39890" calcext:value-type="float">
            <text:p>39890</text:p>
          </table:table-cell>
          <table:table-cell office:value-type="float" office:value="50.2964286804199" calcext:value-type="float">
            <text:p>50.2964286804199</text:p>
          </table:table-cell>
          <table:table-cell office:value-type="float" office:value="62.3703346252441" calcext:value-type="float">
            <text:p>62.3703346252441</text:p>
          </table:table-cell>
          <table:table-cell office:value-type="float" office:value="90.8997116088867" calcext:value-type="float">
            <text:p>90.8997116088867</text:p>
          </table:table-cell>
          <table:table-cell office:value-type="float" office:value="0.179941696329443" calcext:value-type="float">
            <text:p>0.179941696329443</text:p>
          </table:table-cell>
          <table:table-cell office:value-type="float" office:value="0.000057360983270525" calcext:value-type="float">
            <text:p>5.7360983270525E-05</text:p>
          </table:table-cell>
          <table:table-cell office:value-type="float" office:value="0.576098955453467" calcext:value-type="float">
            <text:p>0.576098955453467</text:p>
          </table:table-cell>
          <table:table-cell office:value-type="float" office:value="0.000183646165508145" calcext:value-type="float">
            <text:p>0.000183646165508</text:p>
          </table:table-cell>
          <table:table-cell table:formula="of:=[.F3]*[.B3]" office:value-type="float" office:value="7177.8742665815" calcext:value-type="float">
            <text:p>7177.8742665815</text:p>
          </table:table-cell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69664" calcext:value-type="float">
            <text:p>69664</text:p>
          </table:table-cell>
          <table:table-cell office:value-type="float" office:value="86.3580780029297" calcext:value-type="float">
            <text:p>86.3580780029297</text:p>
          </table:table-cell>
          <table:table-cell office:value-type="float" office:value="66.9311599731445" calcext:value-type="float">
            <text:p>66.9311599731445</text:p>
          </table:table-cell>
          <table:table-cell office:value-type="float" office:value="85.6007690429687" calcext:value-type="float">
            <text:p>85.6007690429687</text:p>
          </table:table-cell>
          <table:table-cell office:value-type="float" office:value="0.126968393582719" calcext:value-type="float">
            <text:p>0.126968393582719</text:p>
          </table:table-cell>
          <table:table-cell office:value-type="float" office:value="0.0000219666740109889" calcext:value-type="float">
            <text:p>2.19666740109889E-05</text:p>
          </table:table-cell>
          <table:table-cell office:value-type="float" office:value="0.320612590103523" calcext:value-type="float">
            <text:p>0.320612590103523</text:p>
          </table:table-cell>
          <table:table-cell office:value-type="float" office:value="0.0000554688615953432" calcext:value-type="float">
            <text:p>5.54688615953432E-05</text:p>
          </table:table-cell>
          <table:table-cell table:formula="of:=[.F4]*[.B4]" office:value-type="float" office:value="8845.12617054653" calcext:value-type="float">
            <text:p>8845.12617054653</text:p>
          </table:table-cell>
        </table:table-row>
        <table:table-row table:style-name="ro1">
          <table:table-cell office:value-type="string" calcext:value-type="string">
            <text:p>squirrel</text:p>
          </table:table-cell>
          <table:table-cell office:value-type="float" office:value="71664" calcext:value-type="float">
            <text:p>71664</text:p>
          </table:table-cell>
          <table:table-cell office:value-type="float" office:value="76.0408020019531" calcext:value-type="float">
            <text:p>76.0408020019531</text:p>
          </table:table-cell>
          <table:table-cell office:value-type="float" office:value="59.6437797546387" calcext:value-type="float">
            <text:p>59.6437797546387</text:p>
          </table:table-cell>
          <table:table-cell office:value-type="float" office:value="97.8896789550781" calcext:value-type="float">
            <text:p>97.8896789550781</text:p>
          </table:table-cell>
          <table:table-cell office:value-type="float" office:value="0.114459829561757" calcext:value-type="float">
            <text:p>0.114459829561757</text:p>
          </table:table-cell>
          <table:table-cell office:value-type="float" office:value="0.0000252372045849914" calcext:value-type="float">
            <text:p>2.52372045849914E-05</text:p>
          </table:table-cell>
          <table:table-cell office:value-type="float" office:value="0.719104507758305" calcext:value-type="float">
            <text:p>0.719104507758305</text:p>
          </table:table-cell>
          <table:table-cell office:value-type="float" office:value="0.000158555081287222" calcext:value-type="float">
            <text:p>0.000158555081287</text:p>
          </table:table-cell>
          <table:table-cell table:formula="of:=[.F5]*[.B5]" office:value-type="float" office:value="8202.64922571372" calcext:value-type="float">
            <text:p>8202.64922571372</text:p>
          </table:table-cell>
        </table:table-row>
        <table:table-row table:style-name="ro1">
          <table:table-cell office:value-type="string" calcext:value-type="string">
            <text:p>tweel</text:p>
          </table:table-cell>
          <table:table-cell office:value-type="float" office:value="565108" calcext:value-type="float">
            <text:p>565108</text:p>
          </table:table-cell>
          <table:table-cell office:value-type="float" office:value="101.746185302734" calcext:value-type="float">
            <text:p>101.746185302734</text:p>
          </table:table-cell>
          <table:table-cell office:value-type="float" office:value="21.990177154541" calcext:value-type="float">
            <text:p>21.990177154541</text:p>
          </table:table-cell>
          <table:table-cell office:value-type="float" office:value="101.751892089844" calcext:value-type="float">
            <text:p>101.751892089844</text:p>
          </table:table-cell>
          <table:table-cell office:value-type="float" office:value="0.0536598328698355" calcext:value-type="float">
            <text:p>0.053659832869836</text:p>
          </table:table-cell>
          <table:table-cell office:value-type="float" office:value="0.0000239829417194678" calcext:value-type="float">
            <text:p>2.39829417194678E-05</text:p>
          </table:table-cell>
          <table:table-cell office:value-type="float" office:value="0.123582417393016" calcext:value-type="float">
            <text:p>0.123582417393016</text:p>
          </table:table-cell>
          <table:table-cell office:value-type="float" office:value="0.0000552344231313059" calcext:value-type="float">
            <text:p>5.52344231313059E-05</text:p>
          </table:table-cell>
          <table:table-cell table:formula="of:=[.F6]*[.B6]" office:value-type="float" office:value="30323.600833407" calcext:value-type="float">
            <text:p>30323.600833407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1082896" calcext:value-type="float">
            <text:p>1082896</text:p>
          </table:table-cell>
          <table:table-cell office:value-type="float" office:value="127.101608276367" calcext:value-type="float">
            <text:p>127.101608276367</text:p>
          </table:table-cell>
          <table:table-cell office:value-type="float" office:value="115.417602539063" calcext:value-type="float">
            <text:p>115.417602539063</text:p>
          </table:table-cell>
          <table:table-cell office:value-type="float" office:value="114.046005249023" calcext:value-type="float">
            <text:p>114.046005249023</text:p>
          </table:table-cell>
          <table:table-cell office:value-type="float" office:value="0.0716314142731052" calcext:value-type="float">
            <text:p>0.071631414273105</text:p>
          </table:table-cell>
          <table:table-cell office:value-type="float" office:value="0.00000488292924238295" calcext:value-type="float">
            <text:p>4.88292924238295E-06</text:p>
          </table:table-cell>
          <table:table-cell office:value-type="float" office:value="0.22401228517753" calcext:value-type="float">
            <text:p>0.22401228517753</text:p>
          </table:table-cell>
          <table:table-cell office:value-type="float" office:value="0.0000152703412189515" calcext:value-type="float">
            <text:p>1.52703412189515E-05</text:p>
          </table:table-cell>
          <table:table-cell table:formula="of:=[.F7]*[.B7]" office:value-type="float" office:value="77569.3719906885" calcext:value-type="float">
            <text:p>77569.3719906885</text:p>
          </table:table-cell>
        </table:table-row>
        <table:table-row table:style-name="ro1">
          <table:table-cell office:value-type="string" calcext:value-type="string">
            <text:p>possum</text:p>
          </table:table-cell>
          <table:table-cell office:value-type="float" office:value="1293386" calcext:value-type="float">
            <text:p>1293386</text:p>
          </table:table-cell>
          <table:table-cell office:value-type="float" office:value="65.0660018920898" calcext:value-type="float">
            <text:p>65.0660018920898</text:p>
          </table:table-cell>
          <table:table-cell office:value-type="float" office:value="67.8040008544922" calcext:value-type="float">
            <text:p>67.8040008544922</text:p>
          </table:table-cell>
          <table:table-cell office:value-type="float" office:value="65.120002746582" calcext:value-type="float">
            <text:p>65.120002746582</text:p>
          </table:table-cell>
          <table:table-cell office:value-type="float" office:value="0.00266878300662201" calcext:value-type="float">
            <text:p>0.002668783006622</text:p>
          </table:table-cell>
          <table:table-cell office:value-type="float" office:value="0.000000604928187360884" calcext:value-type="float">
            <text:p>6.04928187360884E-07</text:p>
          </table:table-cell>
          <table:table-cell office:value-type="float" office:value="0.0189709943120995" calcext:value-type="float">
            <text:p>0.0189709943121</text:p>
          </table:table-cell>
          <table:table-cell office:value-type="float" office:value="0.00000430012075660575" calcext:value-type="float">
            <text:p>4.30012075660575E-06</text:p>
          </table:table-cell>
          <table:table-cell table:formula="of:=[.F8]*[.B8]" office:value-type="float" office:value="3451.76657780281" calcext:value-type="float">
            <text:p>3451.76657780281</text:p>
          </table:table-cell>
        </table:table-row>
        <table:table-row table:style-name="ro1">
          <table:table-cell office:value-type="string" calcext:value-type="string">
            <text:p>kidney</text:p>
          </table:table-cell>
          <table:table-cell office:value-type="float" office:value="1660268" calcext:value-type="float">
            <text:p>1660268</text:p>
          </table:table-cell>
          <table:table-cell office:value-type="float" office:value="86.0358428955078" calcext:value-type="float">
            <text:p>86.0358428955078</text:p>
          </table:table-cell>
          <table:table-cell office:value-type="float" office:value="85.4262924194336" calcext:value-type="float">
            <text:p>85.4262924194336</text:p>
          </table:table-cell>
          <table:table-cell office:value-type="float" office:value="122.878112792969" calcext:value-type="float">
            <text:p>122.878112792969</text:p>
          </table:table-cell>
          <table:table-cell office:value-type="float" office:value="0.0104306206325707" calcext:value-type="float">
            <text:p>0.010430620632571</text:p>
          </table:table-cell>
          <table:table-cell office:value-type="float" office:value="0.00000141918552956541" calcext:value-type="float">
            <text:p>1.41918552956541E-06</text:p>
          </table:table-cell>
          <table:table-cell office:value-type="float" office:value="0.0279147440893171" calcext:value-type="float">
            <text:p>0.027914744089317</text:p>
          </table:table-cell>
          <table:table-cell office:value-type="float" office:value="0.00000379806746583947" calcext:value-type="float">
            <text:p>3.79806746583947E-06</text:p>
          </table:table-cell>
          <table:table-cell table:formula="of:=[.F9]*[.B9]" office:value-type="float" office:value="17317.6256563968" calcext:value-type="float">
            <text:p>17317.6256563968</text:p>
          </table:table-cell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2336382" calcext:value-type="float">
            <text:p>2336382</text:p>
          </table:table-cell>
          <table:table-cell office:value-type="float" office:value="112.062965393066" calcext:value-type="float">
            <text:p>112.062965393066</text:p>
          </table:table-cell>
          <table:table-cell office:value-type="float" office:value="99.3449249267578" calcext:value-type="float">
            <text:p>99.3449249267578</text:p>
          </table:table-cell>
          <table:table-cell office:value-type="float" office:value="123.39771270752" calcext:value-type="float">
            <text:p>123.39771270752</text:p>
          </table:table-cell>
          <table:table-cell office:value-type="float" office:value="0.0243485056335574" calcext:value-type="float">
            <text:p>0.024348505633557</text:p>
          </table:table-cell>
          <table:table-cell office:value-type="float" office:value="0.0000021870792263644" calcext:value-type="float">
            <text:p>2.1870792263644E-06</text:p>
          </table:table-cell>
          <table:table-cell office:value-type="float" office:value="0.254122800292819" calcext:value-type="float">
            <text:p>0.254122800292819</text:p>
          </table:table-cell>
          <table:table-cell office:value-type="float" office:value="0.0000228263165645772" calcext:value-type="float">
            <text:p>2.28263165645772E-05</text:p>
          </table:table-cell>
          <table:table-cell table:formula="of:=[.F10]*[.B10]" office:value-type="float" office:value="56887.4102891421" calcext:value-type="float">
            <text:p>56887.41028914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scientific-number number:decimal-places="2" loext:min-decimal-places="2" number:min-integer-digits="1" number:min-exponent-digits="1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0T23:33:52.033521562</dc:date>
    <meta:editing-duration>PT19M25S</meta:editing-duration>
    <meta:editing-cycles>3</meta:editing-cycles>
    <meta:generator>LibreOffice/6.4.7.2$Linux_X86_64 LibreOffice_project/40$Build-2</meta:generator>
    <meta:document-statistic meta:table-count="1" meta:cell-count="100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 number:title="User-defined">
      <number:scientific-number number:decimal-places="2" loext:min-decimal-places="2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59cm" svg:y="0.316cm" chart:style-name="ch2">
          <text:p>Average Triangle Area</text:p>
        </chart:title>
        <chart:plot-area chart:style-name="ch3" table:cell-range-address="model_analysis.A2:model_analysis.A10 model_analysis.F2:model_analysis.F10" chart:data-source-has-labels="column" svg:x="1.314cm" svg:y="1.301cm" svg:width="14.366cm" svg:height="7.519cm">
          <chartooo:coordinate-region svg:x="2.253cm" svg:y="1.497cm" svg:width="13.427cm" svg:height="6.684cm"/>
          <chart:axis chart:dimension="x" chart:name="primary-x" chart:style-name="ch4" chartooo:axis-type="auto">
            <chartooo:date-scale/>
            <chart:categories table:cell-range-address="model_analysis.A2:model_analysis.A10"/>
          </chart:axis>
          <chart:axis chart:dimension="y" chart:name="primary-y" chart:style-name="ch5">
            <chart:title svg:x="0.451cm" svg:y="6.026cm" chart:style-name="ch6">
              <text:p>Area (mm^2)</text:p>
            </chart:title>
            <chart:grid chart:style-name="ch7" chart:class="major"/>
          </chart:axis>
          <chart:series chart:style-name="ch8" chart:values-cell-range-address="model_analysis.F2:model_analysis.F10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ring</text:p>
                <draw:g>
                  <svg:desc>model_analysis.A2:model_analysis.A10</svg:desc>
                </draw:g>
              </table:table-cell>
              <table:table-cell office:value-type="float" office:value="0.0780201599223751">
                <text:p>0.0780201599223751</text:p>
                <draw:g>
                  <svg:desc>model_analysis.F2:model_analysis.F10</svg:desc>
                </draw:g>
              </table:table-cell>
            </table:table-row>
            <table:table-row>
              <table:table-cell office:value-type="string">
                <text:p>puppy</text:p>
              </table:table-cell>
              <table:table-cell office:value-type="float" office:value="0.179941696329443">
                <text:p>0.179941696329443</text:p>
              </table:table-cell>
            </table:table-row>
            <table:table-row>
              <table:table-cell office:value-type="string">
                <text:p>bunny</text:p>
              </table:table-cell>
              <table:table-cell office:value-type="float" office:value="0.126968393582719">
                <text:p>0.126968393582719</text:p>
              </table:table-cell>
            </table:table-row>
            <table:table-row>
              <table:table-cell office:value-type="string">
                <text:p>squirrel</text:p>
              </table:table-cell>
              <table:table-cell office:value-type="float" office:value="0.114459829561757">
                <text:p>0.114459829561757</text:p>
              </table:table-cell>
            </table:table-row>
            <table:table-row>
              <table:table-cell office:value-type="string">
                <text:p>tweel</text:p>
              </table:table-cell>
              <table:table-cell office:value-type="float" office:value="0.0536598328698355">
                <text:p>0.0536598328698355</text:p>
              </table:table-cell>
            </table:table-row>
            <table:table-row>
              <table:table-cell office:value-type="string">
                <text:p>heart</text:p>
              </table:table-cell>
              <table:table-cell office:value-type="float" office:value="0.0716314142731052">
                <text:p>0.0716314142731052</text:p>
              </table:table-cell>
            </table:table-row>
            <table:table-row>
              <table:table-cell office:value-type="string">
                <text:p>possum</text:p>
              </table:table-cell>
              <table:table-cell office:value-type="float" office:value="0.00266878300662201">
                <text:p>0.00266878300662201</text:p>
              </table:table-cell>
            </table:table-row>
            <table:table-row>
              <table:table-cell office:value-type="string">
                <text:p>kidney</text:p>
              </table:table-cell>
              <table:table-cell office:value-type="float" office:value="0.0104306206325707">
                <text:p>0.0104306206325707</text:p>
              </table:table-cell>
            </table:table-row>
            <table:table-row>
              <table:table-cell office:value-type="string">
                <text:p>engine</text:p>
              </table:table-cell>
              <table:table-cell office:value-type="float" office:value="0.0243485056335574">
                <text:p>0.02434850563355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 number:title="User-defined">
      <number:scientific-number number:decimal-places="2" loext:min-decimal-places="2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89cm" svg:y="0.316cm" chart:style-name="ch2">
          <text:p>Average Triangle/Model Area Ratio</text:p>
        </chart:title>
        <chart:plot-area chart:style-name="ch3" table:cell-range-address="model_analysis.A2:model_analysis.A10 model_analysis.G2:model_analysis.G10" chart:data-source-has-labels="column" svg:x="0.32cm" svg:y="1.301cm" svg:width="15.36cm" svg:height="7.519cm">
          <chartooo:coordinate-region svg:x="1.841cm" svg:y="1.496cm" svg:width="13.839cm" svg:height="6.685cm"/>
          <chart:axis chart:dimension="x" chart:name="primary-x" chart:style-name="ch4" chartooo:axis-type="auto">
            <chartooo:date-scale/>
            <chart:categories table:cell-range-address="model_analysis.A2:model_analysis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odel_analysis.G2:model_analysis.G10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ring</text:p>
                <draw:g>
                  <svg:desc>model_analysis.A2:model_analysis.A10</svg:desc>
                </draw:g>
              </table:table-cell>
              <table:table-cell office:value-type="float" office:value="0.000157695691123262">
                <text:p>0.000157695691123262</text:p>
                <draw:g>
                  <svg:desc>model_analysis.G2:model_analysis.G10</svg:desc>
                </draw:g>
              </table:table-cell>
            </table:table-row>
            <table:table-row>
              <table:table-cell office:value-type="string">
                <text:p>puppy</text:p>
              </table:table-cell>
              <table:table-cell office:value-type="float" office:value="0.000057360983270525">
                <text:p>0.000057360983270525</text:p>
              </table:table-cell>
            </table:table-row>
            <table:table-row>
              <table:table-cell office:value-type="string">
                <text:p>bunny</text:p>
              </table:table-cell>
              <table:table-cell office:value-type="float" office:value="0.0000219666740109889">
                <text:p>0.0000219666740109889</text:p>
              </table:table-cell>
            </table:table-row>
            <table:table-row>
              <table:table-cell office:value-type="string">
                <text:p>squirrel</text:p>
              </table:table-cell>
              <table:table-cell office:value-type="float" office:value="0.0000252372045849914">
                <text:p>0.0000252372045849914</text:p>
              </table:table-cell>
            </table:table-row>
            <table:table-row>
              <table:table-cell office:value-type="string">
                <text:p>tweel</text:p>
              </table:table-cell>
              <table:table-cell office:value-type="float" office:value="0.0000239829417194678">
                <text:p>0.0000239829417194678</text:p>
              </table:table-cell>
            </table:table-row>
            <table:table-row>
              <table:table-cell office:value-type="string">
                <text:p>heart</text:p>
              </table:table-cell>
              <table:table-cell office:value-type="float" office:value="0.00000488292924238295">
                <text:p>0.00000488292924238295</text:p>
              </table:table-cell>
            </table:table-row>
            <table:table-row>
              <table:table-cell office:value-type="string">
                <text:p>possum</text:p>
              </table:table-cell>
              <table:table-cell office:value-type="float" office:value="0.000000604928187360884">
                <text:p>0.000000604928187360884</text:p>
              </table:table-cell>
            </table:table-row>
            <table:table-row>
              <table:table-cell office:value-type="string">
                <text:p>kidney</text:p>
              </table:table-cell>
              <table:table-cell office:value-type="float" office:value="0.00000141918552956541">
                <text:p>0.00000141918552956541</text:p>
              </table:table-cell>
            </table:table-row>
            <table:table-row>
              <table:table-cell office:value-type="string">
                <text:p>engine</text:p>
              </table:table-cell>
              <table:table-cell office:value-type="float" office:value="0.0000021870792263644">
                <text:p>0.00000218707922636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 number:title="User-defined">
      <number:scientific-number number:decimal-places="2" loext:min-decimal-places="2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68cm" svg:y="0.316cm" chart:style-name="ch2">
          <text:p>Average Bbox Area</text:p>
        </chart:title>
        <chart:plot-area chart:style-name="ch3" table:cell-range-address="model_analysis.A2:model_analysis.A10 model_analysis.H2:model_analysis.H10" chart:data-source-has-labels="column" svg:x="1.314cm" svg:y="1.301cm" svg:width="14.366cm" svg:height="7.519cm">
          <chartooo:coordinate-region svg:x="2.059cm" svg:y="1.496cm" svg:width="13.621cm" svg:height="6.685cm"/>
          <chart:axis chart:dimension="x" chart:name="primary-x" chart:style-name="ch4" chartooo:axis-type="auto">
            <chartooo:date-scale/>
            <chart:categories table:cell-range-address="model_analysis.A2:model_analysis.A10"/>
          </chart:axis>
          <chart:axis chart:dimension="y" chart:name="primary-y" chart:style-name="ch5">
            <chart:title svg:x="0.451cm" svg:y="6.026cm" chart:style-name="ch6">
              <text:p>Area (mm^2)</text:p>
            </chart:title>
            <chart:grid chart:style-name="ch7" chart:class="major"/>
          </chart:axis>
          <chart:series chart:style-name="ch8" chart:values-cell-range-address="model_analysis.H2:model_analysis.H10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ring</text:p>
                <draw:g>
                  <svg:desc>model_analysis.A2:model_analysis.A10</svg:desc>
                </draw:g>
              </table:table-cell>
              <table:table-cell office:value-type="float" office:value="0.937915374474924">
                <text:p>0.937915374474924</text:p>
                <draw:g>
                  <svg:desc>model_analysis.H2:model_analysis.H10</svg:desc>
                </draw:g>
              </table:table-cell>
            </table:table-row>
            <table:table-row>
              <table:table-cell office:value-type="string">
                <text:p>puppy</text:p>
              </table:table-cell>
              <table:table-cell office:value-type="float" office:value="0.576098955453467">
                <text:p>0.576098955453467</text:p>
              </table:table-cell>
            </table:table-row>
            <table:table-row>
              <table:table-cell office:value-type="string">
                <text:p>bunny</text:p>
              </table:table-cell>
              <table:table-cell office:value-type="float" office:value="0.320612590103523">
                <text:p>0.320612590103523</text:p>
              </table:table-cell>
            </table:table-row>
            <table:table-row>
              <table:table-cell office:value-type="string">
                <text:p>squirrel</text:p>
              </table:table-cell>
              <table:table-cell office:value-type="float" office:value="0.719104507758305">
                <text:p>0.719104507758305</text:p>
              </table:table-cell>
            </table:table-row>
            <table:table-row>
              <table:table-cell office:value-type="string">
                <text:p>tweel</text:p>
              </table:table-cell>
              <table:table-cell office:value-type="float" office:value="0.123582417393016">
                <text:p>0.123582417393016</text:p>
              </table:table-cell>
            </table:table-row>
            <table:table-row>
              <table:table-cell office:value-type="string">
                <text:p>heart</text:p>
              </table:table-cell>
              <table:table-cell office:value-type="float" office:value="0.22401228517753">
                <text:p>0.22401228517753</text:p>
              </table:table-cell>
            </table:table-row>
            <table:table-row>
              <table:table-cell office:value-type="string">
                <text:p>possum</text:p>
              </table:table-cell>
              <table:table-cell office:value-type="float" office:value="0.0189709943120995">
                <text:p>0.0189709943120995</text:p>
              </table:table-cell>
            </table:table-row>
            <table:table-row>
              <table:table-cell office:value-type="string">
                <text:p>kidney</text:p>
              </table:table-cell>
              <table:table-cell office:value-type="float" office:value="0.0279147440893171">
                <text:p>0.0279147440893171</text:p>
              </table:table-cell>
            </table:table-row>
            <table:table-row>
              <table:table-cell office:value-type="string">
                <text:p>engine</text:p>
              </table:table-cell>
              <table:table-cell office:value-type="float" office:value="0.254122800292819">
                <text:p>0.2541228002928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 number:title="User-defined">
      <number:scientific-number number:decimal-places="2" loext:min-decimal-places="2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98cm" svg:y="0.316cm" chart:style-name="ch2">
          <text:p>Average Bbox/Model Area Ratio</text:p>
        </chart:title>
        <chart:plot-area chart:style-name="ch3" table:cell-range-address="model_analysis.A2:model_analysis.A10 model_analysis.I2:model_analysis.I10" chart:data-source-has-labels="column" svg:x="0.32cm" svg:y="1.301cm" svg:width="15.36cm" svg:height="7.519cm">
          <chartooo:coordinate-region svg:x="1.647cm" svg:y="1.496cm" svg:width="14.033cm" svg:height="6.685cm"/>
          <chart:axis chart:dimension="x" chart:name="primary-x" chart:style-name="ch4" chartooo:axis-type="auto">
            <chartooo:date-scale/>
            <chart:categories table:cell-range-address="model_analysis.A2:model_analysis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odel_analysis.I2:model_analysis.I10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ring</text:p>
                <draw:g>
                  <svg:desc>model_analysis.A2:model_analysis.A10</svg:desc>
                </draw:g>
              </table:table-cell>
              <table:table-cell office:value-type="float" office:value="0.00189573071037168">
                <text:p>0.00189573071037168</text:p>
                <draw:g>
                  <svg:desc>model_analysis.I2:model_analysis.I10</svg:desc>
                </draw:g>
              </table:table-cell>
            </table:table-row>
            <table:table-row>
              <table:table-cell office:value-type="string">
                <text:p>puppy</text:p>
              </table:table-cell>
              <table:table-cell office:value-type="float" office:value="0.000183646165508145">
                <text:p>0.000183646165508145</text:p>
              </table:table-cell>
            </table:table-row>
            <table:table-row>
              <table:table-cell office:value-type="string">
                <text:p>bunny</text:p>
              </table:table-cell>
              <table:table-cell office:value-type="float" office:value="0.0000554688615953432">
                <text:p>0.0000554688615953432</text:p>
              </table:table-cell>
            </table:table-row>
            <table:table-row>
              <table:table-cell office:value-type="string">
                <text:p>squirrel</text:p>
              </table:table-cell>
              <table:table-cell office:value-type="float" office:value="0.000158555081287222">
                <text:p>0.000158555081287222</text:p>
              </table:table-cell>
            </table:table-row>
            <table:table-row>
              <table:table-cell office:value-type="string">
                <text:p>tweel</text:p>
              </table:table-cell>
              <table:table-cell office:value-type="float" office:value="0.0000552344231313059">
                <text:p>0.0000552344231313059</text:p>
              </table:table-cell>
            </table:table-row>
            <table:table-row>
              <table:table-cell office:value-type="string">
                <text:p>heart</text:p>
              </table:table-cell>
              <table:table-cell office:value-type="float" office:value="0.0000152703412189515">
                <text:p>0.0000152703412189515</text:p>
              </table:table-cell>
            </table:table-row>
            <table:table-row>
              <table:table-cell office:value-type="string">
                <text:p>possum</text:p>
              </table:table-cell>
              <table:table-cell office:value-type="float" office:value="0.00000430012075660575">
                <text:p>0.00000430012075660575</text:p>
              </table:table-cell>
            </table:table-row>
            <table:table-row>
              <table:table-cell office:value-type="string">
                <text:p>kidney</text:p>
              </table:table-cell>
              <table:table-cell office:value-type="float" office:value="0.00000379806746583947">
                <text:p>0.00000379806746583947</text:p>
              </table:table-cell>
            </table:table-row>
            <table:table-row>
              <table:table-cell office:value-type="string">
                <text:p>engine</text:p>
              </table:table-cell>
              <table:table-cell office:value-type="float" office:value="0.0000228263165645772">
                <text:p>0.00002282631656457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